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d69" officeooo:paragraph-rsid="00137d69"/>
    </style:style>
    <style:style style:name="P2" style:family="paragraph" style:parent-style-name="Standard">
      <style:text-properties fo:font-weight="bold" officeooo:rsid="00137d69" officeooo:paragraph-rsid="00137d6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37d69" officeooo:paragraph-rsid="00137d69" style:font-weight-asian="bold" style:font-weight-complex="bold"/>
    </style:style>
    <style:style style:name="P4" style:family="paragraph" style:parent-style-name="Standard">
      <style:text-properties officeooo:rsid="00137d69" officeooo:paragraph-rsid="00137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30:29.434458257</meta:creation-date>
    <dc:date>2017-05-07T16:54:08.856611982</dc:date>
    <meta:editing-duration>PT12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